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style:font-name="Consolas"/>
    </style:style>
    <style:style style:name="P2" style:family="paragraph" style:parent-style-name="Text_20_body">
      <style:paragraph-properties fo:text-align="justify" style:justify-single-word="false"/>
      <style:text-properties style:font-name="Consolas" officeooo:paragraph-rsid="000a36c8"/>
    </style:style>
    <style:style style:name="P3" style:family="paragraph" style:parent-style-name="Text_20_body">
      <style:paragraph-properties fo:text-align="justify" style:justify-single-word="false"/>
      <style:text-properties style:font-name="Consolas"/>
    </style:style>
    <style:style style:name="P4" style:family="paragraph" style:parent-style-name="Standard">
      <style:paragraph-properties fo:text-align="center" style:justify-single-word="false"/>
      <style:text-properties style:font-name="Consolas" fo:font-size="13pt" style:text-underline-style="solid" style:text-underline-width="auto" style:text-underline-color="font-color" fo:font-weight="bold" style:font-size-asian="13pt" style:font-weight-asian="bold" style:font-size-complex="13pt" style:font-weight-complex="bold"/>
    </style:style>
    <style:style style:name="P5" style:family="paragraph" style:parent-style-name="Standard">
      <style:paragraph-properties fo:text-align="justify" style:justify-single-word="false"/>
      <style:text-properties style:font-name="Consolas" officeooo:rsid="000c2c82" officeooo:paragraph-rsid="000c2c82"/>
    </style:style>
    <style:style style:name="P6" style:family="paragraph" style:parent-style-name="Text_20_body" style:list-style-name="L1"/>
    <style:style style:name="P7" style:family="paragraph" style:parent-style-name="Text_20_body" style:list-style-name="L1">
      <style:paragraph-properties fo:text-align="justify" style:justify-single-word="false"/>
      <style:text-properties style:font-name="Consolas"/>
    </style:style>
    <style:style style:name="T1" style:family="text">
      <style:text-properties officeooo:rsid="000a36c8"/>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jet AP 3 AJAX</text:p>
      <text:p text:style-name="P1"/>
      <text:p text:style-name="P2">Vous et votre groupe avez rejoint une nouvelle startup qui souhaite développer un site regroupant tous les résultats du sport français. Vous êtes affectés en tant que stagiaires au sein du service « développement web » et votre employeur vous confie un projet qui avait été commencé par vos prédécesseurs. Il s'agit de la partie « Top 14 » de leur site. </text:p>
      <text:p text:style-name="P2">En partant de l'existant, votre mission consistera, dans un premier temps, à :</text:p>
      <text:list text:style-name="L1">
        <text:list-item>
          <text:p text:style-name="P7">Prendre connaissance du code (malheureusement, l'équipe précédente n'a pas laissé de documentation concernant le code qu'ils ont écrit).</text:p>
        </text:list-item>
        <text:list-item>
          <text:p text:style-name="P7">Vous renseigner sur AJAX.</text:p>
        </text:list-item>
        <text:list-item>
          <text:p text:style-name="P7">Héberger en ligne votre partie du site.</text:p>
        </text:list-item>
        <text:list-item>
          <text:p text:style-name="P7">Régler les quelques problèmes d'affichage.</text:p>
        </text:list-item>
        <text:list-item>
          <text:p text:style-name="P7">Corriger le bug de la partie « Liste de matchs ».</text:p>
        </text:list-item>
        <text:list-item>
          <text:p text:style-name="P6">Documenter le projet.</text:p>
        </text:list-item>
      </text:list>
      <text:p text:style-name="P3"/>
      <text:p text:style-name="P3">Dans un deuxième temps, si tout cela fonctionne, vous devrez proposer des suggestions d'évolution <text:span text:style-name="T1">(nous avons des idées si vous le souhaitez)</text:span>.</text:p>
      <text:p text:style-name="P3">Pour le suivi du projet, vous devrez nous envoyer un compte rendu chaque lundi. De plus, vous utiliserez les outils habituels, mais vous essaierez également de vous servir de Trello.</text:p>
      <text:p text:style-name="P5">Votre projet devra donc être fini au plus tard pour le 8 mai, une présentation de votre travail devra être effectuée devant vos collègues.</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9T11:09:59.610000000</meta:creation-date>
    <dc:date>2023-03-19T14:30:05.741000000</dc:date>
    <meta:editing-duration>PT1H18M9S</meta:editing-duration>
    <meta:editing-cycles>6</meta:editing-cycles>
    <meta:generator>LibreOffice/7.5.1.2$Windows_X86_64 LibreOffice_project/fcbaee479e84c6cd81291587d2ee68cba099e129</meta:generator>
    <meta:document-statistic meta:table-count="0" meta:image-count="0" meta:object-count="0" meta:page-count="1" meta:paragraph-count="12" meta:word-count="209" meta:character-count="1228" meta:non-whitespace-character-count="1036"/>
  </office:meta>
</office:document-meta>
</file>